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anagedServlet.init( Servlet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ManagedServlet.service( HttpServletRequest request , HttpServletResponse respons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